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32.58pt" svg:y="81.33pt">
            <draw:object draw:notify-on-update-of-ranges="Sheet1.B13:Sheet1.B13 Sheet1.A1:Sheet1.A11 Sheet1.B1:Sheet1.B11 Sheet1.C1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1" calcext:value-type="float">
            <text:p>1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4" calcext:value-type="float">
            <text:p>45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48" calcext:value-type="float">
            <text:p>155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131" calcext:value-type="float">
            <text:p>69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073" calcext:value-type="float">
            <text:p>29007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9:25:52.786964170</meta:creation-date>
    <dc:date>2019-05-20T19:30:44.526158984</dc:date>
    <meta:editing-duration>PT4M51S</meta:editing-duration>
    <meta:editing-cycles>3</meta:editing-cycles>
    <meta:generator>LibreOffice/6.0.7.3$Linux_X86_64 LibreOffice_project/00m0$Build-3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3.954cm" style:legend-expansion="high" chart:style-name="ch2"/>
        <chart:plot-area chart:style-name="ch3" table:cell-range-address="Sheet1.B13:Sheet1.B13 Sheet1.A1:Sheet1.C11" chart:data-source-has-labels="both" svg:x="0.319cm" svg:y="0.18cm" svg:width="12.481cm" svg:height="8.645cm">
          <chartooo:coordinate-region svg:x="1.681cm" svg:y="0.379cm" svg:width="10.932cm" svg:height="7.799cm"/>
          <chart:axis chart:dimension="x" chart:name="primary-x" chart:style-name="ch4" chartooo:axis-type="auto">
            <chartooo:date-scale/>
            <chart:categories table:cell-range-address="Sheet1.A1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1" loext:label-string="рекурсия" chart:class="chart:line">
            <chart:data-point chart:repeated="11"/>
          </chart:series>
          <chart:series chart:style-name="ch8" chart:values-cell-range-address="Sheet1.C1:Sheet1.C11" loext:label-string="динамика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курсия</text:p>
              </table:table-cell>
              <table:table-cell office:value-type="string">
                <text:p>динамика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1:Sheet1.A11</svg:desc>
                </draw:g>
              </table:table-cell>
              <table:table-cell office:value-type="float" office:value="3">
                <text:p>3</text:p>
                <draw:g>
                  <svg:desc>Sheet1.B1:Sheet1.B11</svg:desc>
                </draw:g>
              </table:table-cell>
              <table:table-cell office:value-type="float" office:value="1">
                <text:p>1</text:p>
                <draw:g>
                  <svg:desc>Sheet1.C1:Sheet1.C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31">
                <text:p>16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64">
                <text:p>4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48">
                <text:p>15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9131">
                <text:p>69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0073">
                <text:p>29007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